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2.3398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2.2744in"/>
    </style:style>
    <style:style style:name="co8" style:family="table-column">
      <style:table-column-properties fo:break-before="auto" style:column-width="1.8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cc"/>
      <style:text-properties style:font-name="Courier New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45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2" table:number-columns-repeated="6"/>
          <table:table-cell table:style-name="ce15"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75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14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4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2" table:number-columns-repeated="6"/>
          <table:table-cell table:style-name="ce15" table:number-columns-repeated="250"/>
        </table:table-row>
        <table:table-row table:style-name="ro2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8"/>
          <table:table-cell table:style-name="ce15"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 office:value-type="string">
            <text:p>not possible w/o mega2.pdf by pighixxx.com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 office:value-type="string">
            <text:p>note due to possible bug in tragesym, using pinsequence below to match the arduino mega physical layout wasn't working, <text:s/>so user who is generating part <text:s/>must reverse the part (in gschem ctrl-a select all, press 'E' press 'I' ) the part after tragesym generation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11" office:value-type="string">
            <text:p>todos: <text:s/>properly set up top bottom so pins match rows.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1">
          <table:table-cell table:style-name="ce2" table:number-columns-repeated="6"/>
          <table:table-cell table:style-name="ce15"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4" office:value-type="string">
            <text:p>61</text:p>
          </table:table-cell>
          <table:table-cell table:style-name="ce12" office:value-type="string">
            <text:p>3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80</text:p>
          </table:table-cell>
          <table:table-cell table:style-name="ce12" office:value-type="string">
            <text:p>3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12" office:value-type="string">
            <text:p>3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2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12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3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12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4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12" office:value-type="string">
            <text:p>3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5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12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6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2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7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12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8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71">
            <text:p>71</text:p>
          </table:table-cell>
          <table:table-cell table:style-name="ce12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9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60</text:p>
          </table:table-cell>
          <table:table-cell table:style-name="ce12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0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59</text:p>
          </table:table-cell>
          <table:table-cell table:style-name="ce12" office:value-type="string">
            <text:p>2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1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12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2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12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3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12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4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12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5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12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6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12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7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50</text:p>
          </table:table-cell>
          <table:table-cell table:style-name="ce12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8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70</text:p>
          </table:table-cell>
          <table:table-cell table:style-name="ce12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4" office:value-type="string">
            <text:p>Digital pin 39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52</text:p>
          </table:table-cell>
          <table:table-cell table:style-name="ce12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0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51</text:p>
          </table:table-cell>
          <table:table-cell table:style-name="ce12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1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42</text:p>
          </table:table-cell>
          <table:table-cell table:style-name="ce12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2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41</text:p>
          </table:table-cell>
          <table:table-cell table:style-name="ce12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3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40</text:p>
          </table:table-cell>
          <table:table-cell table:style-name="ce12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4 (PWM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39</text:p>
          </table:table-cell>
          <table:table-cell table:style-name="ce12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5 (PWM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38</text:p>
          </table:table-cell>
          <table:table-cell table:style-name="ce12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6 (PWM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37</text:p>
          </table:table-cell>
          <table:table-cell table:style-name="ce12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7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36</text:p>
          </table:table-cell>
          <table:table-cell table:style-name="ce12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8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35</text:p>
          </table:table-cell>
          <table:table-cell table:style-name="ce12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9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22</text:p>
          </table:table-cell>
          <table:table-cell table:style-name="ce12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0 (MISO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21</text:p>
          </table:table-cell>
          <table:table-cell table:style-name="ce12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1 (MOSI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20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2 (SCK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19</text:p>
          </table:table-cell>
          <table:table-cell table:style-name="ce12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3 (SS)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62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1">
          <table:table-cell table:style-name="ce4" office:value-type="string">
            <text:p>81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1" table:number-rows-repeated="21">
          <table:table-cell table:style-name="ce7"/>
          <table:table-cell table:style-name="ce8" table:number-columns-repeated="5"/>
          <table:table-cell table:style-name="ce17" table:number-columns-repeated="250"/>
        </table:table-row>
        <table:table-row table:style-name="ro1" table:number-rows-repeated="34">
          <table:table-cell table:style-name="ce8" table:number-columns-repeated="6"/>
          <table:table-cell table:style-name="ce17" table:number-columns-repeated="250"/>
        </table:table-row>
        <table:table-row table:style-name="ro1" table:number-rows-repeated="65388">
          <table:table-cell table:style-name="ce2" table:number-columns-repeated="6"/>
          <table:table-cell table:style-name="ce15" table:number-columns-repeated="250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H58:Tabelle1.H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2:49:00</dc:date>
    <dc:language>de-DE</dc:language>
    <meta:editing-cycles>18</meta:editing-cycles>
    <meta:editing-duration>PT1H32M27S</meta:editing-duration>
    <meta:document-statistic meta:table-count="3" meta:cell-count="334" meta:object-count="0"/>
    <meta:user-defined meta:name="Info 1"/>
    <meta:user-defined meta:name="Info 2"/>
    <meta:user-defined meta:name="Info 3"/>
    <meta:user-defined meta:name="Info 4"/>
  </office:meta>
</office:document-meta>
</file>